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0cm" fo:min-width="24.1cm"/>
    </style:style>
    <style:style style:name="gr2" style:family="graphic" style:parent-style-name="standard">
      <style:graphic-properties draw:fill-color="#99ff66" draw:textarea-horizontal-align="justify" draw:textarea-vertical-align="middle" draw:auto-grow-height="false" fo:min-height="11.722cm" fo:min-width="3.472cm"/>
    </style:style>
    <style:style style:name="gr3" style:family="graphic" style:parent-style-name="standard">
      <style:graphic-properties draw:fill-color="#99ff66" draw:textarea-horizontal-align="justify" draw:textarea-vertical-align="middle" draw:auto-grow-height="false" fo:min-height="1.736cm" fo:min-width="3.686cm"/>
    </style:style>
    <style:style style:name="gr4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99ff66"/>
      <style:paragraph-properties fo:text-align="center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custom-shape draw:style-name="gr1" draw:text-style-name="P1" draw:layer="layout" svg:width="24.6cm" svg:height="0.2cm" svg:x="1.8cm" svg:y="8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4.6cm" svg:height="0.2cm" svg:x="1.9cm" svg:y="1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4.6cm" svg:height="0.2cm" svg:x="2cm" svg:y="15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4cm" svg:height="12.4cm" svg:x="21.2cm" svg:y="6.2cm">
          <text:p text:style-name="P1">EIF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4.4cm" svg:height="2.2cm" svg:x="1.6cm" svg:y="9.2cm">
          <text:p text:style-name="P1">MD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4.4cm" svg:height="2.2cm" svg:x="1.6cm" svg:y="16.6cm">
          <text:p text:style-name="P1">Q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4.4cm" svg:height="2.2cm" svg:x="11cm" svg:y="16.6cm">
          <text:p text:style-name="P1">GI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4.4cm" svg:height="2.2cm" svg:x="6.2cm" svg:y="16.6cm">
          <text:p text:style-name="P1">GI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left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tin Juckes</meta:initial-creator>
    <meta:creation-date>2019-12-23T18:09:52.661599865</meta:creation-date>
    <dc:date>2019-12-24T11:03:15.784461523</dc:date>
    <dc:creator>Martin Juckes</dc:creator>
    <meta:editing-duration>PT28M7S</meta:editing-duration>
    <meta:editing-cycles>1</meta:editing-cycles>
    <meta:document-statistic meta:object-count="32"/>
    <meta:generator>LibreOffice/5.1.6.2$Linux_X86_64 LibreOffice_project/10m0$Build-2</meta:generator>
  </office:meta>
</office:document-meta>
</file>